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.1cm" svg:stroke-color="#000000" draw:marker-start-width="0.45cm" draw:marker-start-center="false" draw:marker-end-width="0.45cm" draw:marker-end-center="false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05cm" fo:padding-bottom="0.05cm" fo:padding-left="0.05cm" fo:padding-right="0.05cm" draw:shadow="hidden" draw:shadow-offset-x="0.3cm" draw:shadow-offset-y="0.3cm" draw:shadow-color="#eaeaea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>
      <style:graphic-properties draw:stroke="none" draw:stroke-dash="Dash_20_2" svg:stroke-width="0.1cm" svg:stroke-color="#000000" draw:marker-start-width="0.45cm" draw:marker-start-center="false" draw:marker-end-width="0.45cm" draw:marker-end-center="false" svg:stroke-opacity="100%" draw:stroke-linejoin="round" draw:fill="none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79cm" fo:min-width="0cm" fo:padding-top="0.13cm" fo:padding-bottom="0.13cm" fo:padding-left="0.25cm" fo:padding-right="0.25cm" draw:shadow="hidden" draw:shadow-offset-x="0.3cm" draw:shadow-offset-y="0.3cm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none" draw:stroke-dash="Dash_20_2" svg:stroke-width="0.1cm" svg:stroke-color="#000000" draw:marker-start-width="0.45cm" draw:marker-start-center="false" draw:marker-end-width="0.45cm" draw:marker-end-center="false" svg:stroke-opacity="100%" draw:stroke-linejoin="round" draw:fill="none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8cm" fo:min-width="0cm" fo:padding-top="0.13cm" fo:padding-bottom="0.13cm" fo:padding-left="0.25cm" fo:padding-right="0.25cm" draw:shadow="hidden" draw:shadow-offset-x="0.3cm" draw:shadow-offset-y="0.3cm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>
      <style:graphic-properties draw:stroke="solid" svg:stroke-width="0.1cm" svg:stroke-color="#000000" draw:marker-start-width="0.311cm" draw:marker-end-width="0.311cm" draw:fill="none" draw:fill-color="#ffffff" draw:textarea-horizontal-align="center" draw:textarea-vertical-align="middle" fo:padding-top="0.05cm" fo:padding-bottom="0.05cm" fo:padding-left="0.05cm" fo:padding-right="0.05cm" draw:shadow="hidden" draw:shadow-color="#eaeaea"/>
    </style:style>
    <style:style style:name="gr5" style:family="graphic" style:parent-style-name="standard">
      <style:graphic-properties draw:stroke="solid" svg:stroke-width="0.1cm" svg:stroke-color="#9a0000" draw:marker-start-width="0.311cm" draw:marker-end-width="0.311cm" draw:fill="solid" draw:fill-color="#ffffff" draw:textarea-horizontal-align="center" draw:textarea-vertical-align="middle" fo:padding-top="0.05cm" fo:padding-bottom="0.05cm" fo:padding-left="0.05cm" fo:padding-right="0.05cm" draw:shadow="hidden" draw:shadow-color="#eaeaea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7%" fo:text-align="center" fo:text-indent="0cm"/>
    </style:style>
    <style:style style:name="P3" style:family="paragraph">
      <style:paragraph-properties text:enable-numbering="false" fo:margin-left="0cm" fo:margin-right="0cm" fo:line-height="107%" fo:text-align="center" fo:text-indent="0cm" style:writing-mode="lr-tb"/>
    </style:style>
    <style:style style:name="P4" style:family="paragraph">
      <style:paragraph-properties fo:text-align="center"/>
      <style:text-properties fo:font-size="24pt"/>
    </style:style>
    <style:style style:name="T1" style:family="text">
      <style:text-properties fo:font-family="Arial" style:font-family-generic="swiss" style:font-pitch="variable" fo:language="hu" fo:country="H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g>
          <draw:ellipse draw:style-name="gr1" draw:text-style-name="P1" draw:layer="layout" svg:width="2.97cm" svg:height="2.566cm" svg:x="0.2cm" svg:y="0.298cm">
            <draw:glue-point draw:id="4" svg:x="4.998cm" svg:y="0cm"/>
            <draw:glue-point draw:id="5" svg:x="1.46cm" svg:y="1.459cm"/>
            <draw:glue-point draw:id="6" svg:x="0cm" svg:y="4.997cm"/>
            <draw:glue-point draw:id="7" svg:x="1.46cm" svg:y="8.535cm"/>
            <draw:glue-point draw:id="8" svg:x="4.998cm" svg:y="9.995cm"/>
            <draw:glue-point draw:id="9" svg:x="8.536cm" svg:y="8.535cm"/>
            <draw:glue-point draw:id="10" svg:x="10cm" svg:y="4.997cm"/>
            <draw:glue-point draw:id="11" svg:x="8.536cm" svg:y="1.459cm"/>
            <text:p/>
          </draw:ellipse>
          <draw:rect draw:style-name="gr2" draw:text-style-name="P3" draw:layer="layout" svg:width="2.091cm" svg:height="1.806cm" svg:x="0.64cm" svg:y="0.678cm">
            <text:p text:style-name="P2"><text:span text:style-name="T1">16</text:span></text:p>
          </draw:rect>
        </draw:g>
        <draw:g>
          <draw:ellipse draw:style-name="gr1" draw:text-style-name="P1" draw:layer="layout" svg:width="2.97cm" svg:height="2.568cm" svg:x="3.417cm" svg:y="4.9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3.857cm" svg:y="5.346cm">
            <text:p text:style-name="P2"><text:span text:style-name="T1">10</text:span></text:p>
          </draw:rect>
        </draw:g>
        <draw:g>
          <draw:ellipse draw:style-name="gr1" draw:text-style-name="P1" draw:layer="layout" svg:width="2.97cm" svg:height="2.568cm" svg:x="12.823cm" svg:y="0.0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13.263cm" svg:y="0.446cm">
            <text:p text:style-name="P2"><text:span text:style-name="T1">4</text:span></text:p>
          </draw:rect>
        </draw:g>
        <draw:g>
          <draw:ellipse draw:style-name="gr1" draw:text-style-name="P1" draw:layer="layout" svg:width="2.97cm" svg:height="2.568cm" svg:x="1.19cm" svg:y="9.1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1.63cm" svg:y="9.546cm">
            <text:p text:style-name="P2"><text:span text:style-name="T1">36</text:span></text:p>
          </draw:rect>
        </draw:g>
        <draw:g>
          <draw:ellipse draw:style-name="gr1" draw:text-style-name="P1" draw:layer="layout" svg:width="2.97cm" svg:height="2.566cm" svg:x="11.833cm" svg:y="7.998cm">
            <draw:glue-point draw:id="4" svg:x="4.998cm" svg:y="0cm"/>
            <draw:glue-point draw:id="5" svg:x="1.46cm" svg:y="1.459cm"/>
            <draw:glue-point draw:id="6" svg:x="0cm" svg:y="4.997cm"/>
            <draw:glue-point draw:id="7" svg:x="1.46cm" svg:y="8.535cm"/>
            <draw:glue-point draw:id="8" svg:x="4.998cm" svg:y="9.995cm"/>
            <draw:glue-point draw:id="9" svg:x="8.536cm" svg:y="8.535cm"/>
            <draw:glue-point draw:id="10" svg:x="10cm" svg:y="4.997cm"/>
            <draw:glue-point draw:id="11" svg:x="8.536cm" svg:y="1.459cm"/>
            <text:p/>
          </draw:ellipse>
          <draw:rect draw:style-name="gr2" draw:text-style-name="P3" draw:layer="layout" svg:width="2.091cm" svg:height="1.806cm" svg:x="12.273cm" svg:y="8.378cm">
            <text:p text:style-name="P2"><text:span text:style-name="T1">2</text:span></text:p>
          </draw:rect>
        </draw:g>
        <draw:g>
          <draw:ellipse draw:style-name="gr1" draw:text-style-name="P1" draw:layer="layout" svg:width="2.97cm" svg:height="2.568cm" svg:x="9.11cm" svg:y="3.5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9.55cm" svg:y="3.946cm">
            <text:p text:style-name="P2"><text:span text:style-name="T1">8</text:span></text:p>
          </draw:rect>
        </draw:g>
        <draw:line draw:style-name="gr4" draw:text-style-name="P4" draw:layer="layout" svg:x1="2.428cm" svg:y1="2.632cm" svg:x2="4.16cm" svg:y2="5.199cm">
          <text:p/>
        </draw:line>
        <draw:line draw:style-name="gr4" draw:text-style-name="P4" draw:layer="layout" svg:x1="6.388cm" svg:y1="6.598cm" svg:x2="11.833cm" svg:y2="8.698cm">
          <text:p/>
        </draw:line>
        <draw:line draw:style-name="gr4" draw:text-style-name="P4" draw:layer="layout" svg:x1="9.11cm" svg:y1="4.732cm" svg:x2="6.387cm" svg:y2="5.899cm">
          <text:p/>
        </draw:line>
        <draw:line draw:style-name="gr4" draw:text-style-name="P4" draw:layer="layout" svg:x1="4.16cm" svg:y1="10.565cm" svg:x2="11.833cm" svg:y2="9.398cm">
          <text:p/>
        </draw:line>
        <draw:line draw:style-name="gr4" draw:text-style-name="P4" draw:layer="layout" svg:x1="3.171cm" svg:y1="1.465cm" svg:x2="12.823cm" svg:y2="1.465cm">
          <text:p/>
        </draw:line>
        <draw:line draw:style-name="gr4" draw:text-style-name="P4" draw:layer="layout" svg:x1="14.059cm" svg:y1="2.632cm" svg:x2="13.317cm" svg:y2="7.999cm">
          <text:p/>
        </draw:line>
        <draw:polygon draw:style-name="gr5" draw:text-style-name="P1" draw:layer="layout" svg:width="1.082cm" svg:height="2.332cm" svg:x="4.408cm" svg:y="7.532cm" svg:viewBox="0 0 1083 2333" draw:points="242,2333 242,1024 0,1024 541,0 1083,1024 841,1024 841,2333">
          <text:p/>
        </draw:polygon>
        <draw:polygon draw:style-name="gr5" draw:text-style-name="P1" draw:layer="layout" svg:width="1.082cm" svg:height="2.334cm" svg:x="12.823cm" svg:y="10.565cm" svg:viewBox="0 0 1083 2335" draw:points="242,2335 242,1025 0,1025 541,0 1083,1025 841,1025 841,233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11-10T11:56:56</meta:creation-date>
    <meta:editing-duration>PT3M36S</meta:editing-duration>
    <meta:editing-cycles>2</meta:editing-cycles>
    <meta:generator>OpenOffice.org/3.3$Unix OpenOffice.org_project/330m20$Build-9567</meta:generator>
    <meta:initial-creator>Alberto Montresor</meta:initial-creator>
    <dc:date>2011-11-10T12:00:29</dc:date>
    <dc:creator>Alberto Montresor</dc:creator>
    <meta:document-statistic meta:object-count="26"/>
  </office:meta>
</office:document-meta>
</file>